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3.859cm"/>
    </style:style>
    <style:style style:name="P1" style:family="paragraph">
      <style:text-properties fo:font-size="32pt"/>
    </style:style>
    <style:style style:name="P2" style:family="paragraph">
      <style:paragraph-properties fo:line-height="150%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Module Pattern – An Overview</text:span>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provide privacy and state</text:p>
              </text:list-item>
              <text:list-item>
                <text:p>More bullet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4" draw:layer="layout" svg:width="25.199cm" svg:height="13.859cm" svg:x="1.4cm" svg:y="4.91cm" presentation:class="subtitle" presentation:user-transformed="true">
          <draw:text-box>
            <text:p text:style-name="P3"><text:span text:style-name="T4">var exampleModule = (function() {</text:span></text:p>
            <text:p text:style-name="P3"><text:span text:style-name="T4"><text:tab/></text:span><text:span text:style-name="T4">var publicPart = {};</text:span></text:p>
            <text:p text:style-name="P3"><text:span text:style-name="T4"><text:tab/></text:span><text:span text:style-name="T4">var privatePart = {};</text:span></text:p>
            <text:p text:style-name="P3"><text:span text:style-name="T4"/></text:p>
            <text:p text:style-name="P3"><text:span text:style-name="T4"><text:tab/></text:span><text:span text:style-name="T4">privatePart.privateVariable = 3;</text:span></text:p>
            <text:p text:style-name="P3"><text:span text:style-name="T4"><text:tab/></text:span></text:p>
            <text:p text:style-name="P3"><text:span text:style-name="T4"><text:tab/></text:span><text:span text:style-name="T4">publicPart.publicFunction = function() {</text:span></text:p>
            <text:p text:style-name="P3"><text:span text:style-name="T4"><text:tab/></text:span><text:span text:style-name="T4"><text:tab/></text:span><text:span text:style-name="T4">privatePart.privateVariable++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4"><text:tab/></text:span><text:span text:style-name="T4">return publicPart;</text:span></text:p>
            <text:p text:style-name="P3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overview stuff here (e.g. how to include <text:s/>globals[function argument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Module Patter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uff from http://www.adequatelygood.com/JavaScript-Module-Pattern-In-Depth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<text:span text:style-name="T3">Advantages of the Module Pattern</text:span>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Advantages of the Module Patter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<text:span text:style-name="T3">Disadvantages of the Module Pattern</text:span>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advantages of the 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her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T2H38M52S</meta:editing-duration>
    <meta:editing-cycles>34</meta:editing-cycles>
    <dc:date>2015-03-27T11:25:51.41</dc:date>
    <meta:generator>OpenOffice/4.1.1$Win32 OpenOffice.org_project/411m6$Build-9775</meta:generator>
    <meta:document-statistic meta:object-count="65"/>
  </office:meta>
</office:document-meta>
</file>